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66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03-01T19:35:00" calcext:value-type="date">
            <text:p>2019-03-01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G</text:p>
          </table:table-cell>
          <table:table-cell/>
          <table:table-cell table:formula="of:=&quot;insert into matchinfo(match_id, hometeam_id, guestteam_id, category_id, matchround, matchtime) values('&quot;&amp;[.A2]&amp;&quot;','&quot;&amp;[.C2]&amp;&quot;', '&quot;&amp;[.D2]&amp;&quot;','csl',&quot;&amp;[.A2]&amp;&quot;,'&quot;&amp;TEXT([.B2]; &quot;yyyy-mm-dd hh:mm:ss&quot;)&amp;&quot;');&quot;" office:value-type="string" office:string-value="insert into matchinfo(match_id, hometeam_id, guestteam_id, category_id, matchround, matchtime) values('1','SH', 'SG','csl',1,'2019-03-01 19:35:00');" calcext:value-type="string">
            <text:p>insert into matchinfo(match_id, hometeam_id, guestteam_id, category_id, matchround, matchtime) values('1','SH', 'SG','csl',1,'2019-03-01 19:35:0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03-10T19:35:00" calcext:value-type="date">
            <text:p>2019-03-10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HX</text:p>
          </table:table-cell>
          <table:table-cell/>
          <table:table-cell table:formula="of:=&quot;insert into matchinfo(match_id, hometeam_id, guestteam_id, category_id, matchround, matchtime) values('&quot;&amp;[.A3]&amp;&quot;','&quot;&amp;[.C3]&amp;&quot;', '&quot;&amp;[.D3]&amp;&quot;','csl',&quot;&amp;[.A3]&amp;&quot;,'&quot;&amp;TEXT([.B3]; &quot;yyyy-mm-dd hh:mm:ss&quot;)&amp;&quot;');&quot;" office:value-type="string" office:string-value="insert into matchinfo(match_id, hometeam_id, guestteam_id, category_id, matchround, matchtime) values('2','SH', 'HX','csl',2,'2019-03-10 19:35:00');" calcext:value-type="string">
            <text:p>insert into matchinfo(match_id, hometeam_id, guestteam_id, category_id, matchround, matchtime) values('2','SH', 'HX','csl',2,'2019-03-10 19:35:00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03-31T17:35:00" calcext:value-type="date">
            <text:p>2019-03-31 17:35:00</text:p>
          </table:table-cell>
          <table:table-cell office:value-type="string" calcext:value-type="string">
            <text:p>JY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4]&amp;&quot;','&quot;&amp;[.C4]&amp;&quot;', '&quot;&amp;[.D4]&amp;&quot;','csl',&quot;&amp;[.A4]&amp;&quot;,'&quot;&amp;TEXT([.B4]; &quot;yyyy-mm-dd hh:mm:ss&quot;)&amp;&quot;');&quot;" office:value-type="string" office:string-value="insert into matchinfo(match_id, hometeam_id, guestteam_id, category_id, matchround, matchtime) values('3','JY', 'SH','csl',3,'2019-03-31 17:35:00');" calcext:value-type="string">
            <text:p>insert into matchinfo(match_id, hometeam_id, guestteam_id, category_id, matchround, matchtime) values('3','JY', 'SH','csl',3,'2019-03-31 17:35:00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04-07T19:35:00" calcext:value-type="date">
            <text:p>2019-04-07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H</text:p>
          </table:table-cell>
          <table:table-cell/>
          <table:table-cell table:formula="of:=&quot;insert into matchinfo(match_id, hometeam_id, guestteam_id, category_id, matchround, matchtime) values('&quot;&amp;[.A5]&amp;&quot;','&quot;&amp;[.C5]&amp;&quot;', '&quot;&amp;[.D5]&amp;&quot;','csl',&quot;&amp;[.A5]&amp;&quot;,'&quot;&amp;TEXT([.B5]; &quot;yyyy-mm-dd hh:mm:ss&quot;)&amp;&quot;');&quot;" office:value-type="string" office:string-value="insert into matchinfo(match_id, hometeam_id, guestteam_id, category_id, matchround, matchtime) values('4','SH', 'RH','csl',4,'2019-04-07 19:35:00');" calcext:value-type="string">
            <text:p>insert into matchinfo(match_id, hometeam_id, guestteam_id, category_id, matchround, matchtime) values('4','SH', 'RH','csl',4,'2019-04-07 19:35:00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04-12T19:35:00" calcext:value-type="date">
            <text:p>2019-04-12 19:35: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6]&amp;&quot;','&quot;&amp;[.C6]&amp;&quot;', '&quot;&amp;[.D6]&amp;&quot;','csl',&quot;&amp;[.A6]&amp;&quot;,'&quot;&amp;TEXT([.B6]; &quot;yyyy-mm-dd hh:mm:ss&quot;)&amp;&quot;');&quot;" office:value-type="string" office:string-value="insert into matchinfo(match_id, hometeam_id, guestteam_id, category_id, matchround, matchtime) values('5','FL', 'SH','csl',5,'2019-04-12 19:35:00');" calcext:value-type="string">
            <text:p>insert into matchinfo(match_id, hometeam_id, guestteam_id, category_id, matchround, matchtime) values('5','FL', 'SH','csl',5,'2019-04-12 19:35:00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04-21T19:35:00" calcext:value-type="date">
            <text:p>2019-04-21 19:35:00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7]&amp;&quot;','&quot;&amp;[.C7]&amp;&quot;', '&quot;&amp;[.D7]&amp;&quot;','csl',&quot;&amp;[.A7]&amp;&quot;,'&quot;&amp;TEXT([.B7]; &quot;yyyy-mm-dd hh:mm:ss&quot;)&amp;&quot;');&quot;" office:value-type="string" office:string-value="insert into matchinfo(match_id, hometeam_id, guestteam_id, category_id, matchround, matchtime) values('6','WH', 'SH','csl',6,'2019-04-21 19:35:00');" calcext:value-type="string">
            <text:p>insert into matchinfo(match_id, hometeam_id, guestteam_id, category_id, matchround, matchtime) values('6','WH', 'SH','csl',6,'2019-04-21 19:35:00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04-27T19:35:00" calcext:value-type="date">
            <text:p>2019-04-27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H</text:p>
          </table:table-cell>
          <table:table-cell/>
          <table:table-cell table:formula="of:=&quot;insert into matchinfo(match_id, hometeam_id, guestteam_id, category_id, matchround, matchtime) values('&quot;&amp;[.A8]&amp;&quot;','&quot;&amp;[.C8]&amp;&quot;', '&quot;&amp;[.D8]&amp;&quot;','csl',&quot;&amp;[.A8]&amp;&quot;,'&quot;&amp;TEXT([.B8]; &quot;yyyy-mm-dd hh:mm:ss&quot;)&amp;&quot;');&quot;" office:value-type="string" office:string-value="insert into matchinfo(match_id, hometeam_id, guestteam_id, category_id, matchround, matchtime) values('7','SH', 'TH','csl',7,'2019-04-27 19:35:00');" calcext:value-type="string">
            <text:p>insert into matchinfo(match_id, hometeam_id, guestteam_id, category_id, matchround, matchtime) values('7','SH', 'TH','csl',7,'2019-04-27 19:35:00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05-05T19:35:00" calcext:value-type="date">
            <text:p>2019-05-05 19:35:00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9]&amp;&quot;','&quot;&amp;[.C9]&amp;&quot;', '&quot;&amp;[.D9]&amp;&quot;','csl',&quot;&amp;[.A9]&amp;&quot;,'&quot;&amp;TEXT([.B9]; &quot;yyyy-mm-dd hh:mm:ss&quot;)&amp;&quot;');&quot;" office:value-type="string" office:string-value="insert into matchinfo(match_id, hometeam_id, guestteam_id, category_id, matchround, matchtime) values('8','SZ', 'SH','csl',8,'2019-05-05 19:35:00');" calcext:value-type="string">
            <text:p>insert into matchinfo(match_id, hometeam_id, guestteam_id, category_id, matchround, matchtime) values('8','SZ', 'SH','csl',8,'2019-05-05 19:35:00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05-10T19:35:00" calcext:value-type="date">
            <text:p>2019-05-10 19:35:00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10]&amp;&quot;','&quot;&amp;[.C10]&amp;&quot;', '&quot;&amp;[.D10]&amp;&quot;','csl',&quot;&amp;[.A10]&amp;&quot;,'&quot;&amp;TEXT([.B10]; &quot;yyyy-mm-dd hh:mm:ss&quot;)&amp;&quot;');&quot;" office:value-type="string" office:string-value="insert into matchinfo(match_id, hometeam_id, guestteam_id, category_id, matchround, matchtime) values('9','TT', 'SH','csl',9,'2019-05-10 19:35:00');" calcext:value-type="string">
            <text:p>insert into matchinfo(match_id, hometeam_id, guestteam_id, category_id, matchround, matchtime) values('9','TT', 'SH','csl',9,'2019-05-10 19:35:00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05-17T20:00:00" calcext:value-type="date">
            <text:p>2019-05-17 20:00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LN</text:p>
          </table:table-cell>
          <table:table-cell/>
          <table:table-cell table:formula="of:=&quot;insert into matchinfo(match_id, hometeam_id, guestteam_id, category_id, matchround, matchtime) values('&quot;&amp;[.A11]&amp;&quot;','&quot;&amp;[.C11]&amp;&quot;', '&quot;&amp;[.D11]&amp;&quot;','csl',&quot;&amp;[.A11]&amp;&quot;,'&quot;&amp;TEXT([.B11]; &quot;yyyy-mm-dd hh:mm:ss&quot;)&amp;&quot;');&quot;" office:value-type="string" office:string-value="insert into matchinfo(match_id, hometeam_id, guestteam_id, category_id, matchround, matchtime) values('10','SH', 'LN','csl',10,'2019-05-17 20:00:00');" calcext:value-type="string">
            <text:p>insert into matchinfo(match_id, hometeam_id, guestteam_id, category_id, matchround, matchtime) values('10','SH', 'LN','csl',10,'2019-05-17 20:00:00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05-26T15:30:00" calcext:value-type="date">
            <text:p>2019-05-26 15:30:00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12]&amp;&quot;','&quot;&amp;[.C12]&amp;&quot;', '&quot;&amp;[.D12]&amp;&quot;','csl',&quot;&amp;[.A12]&amp;&quot;,'&quot;&amp;TEXT([.B12]; &quot;yyyy-mm-dd hh:mm:ss&quot;)&amp;&quot;');&quot;" office:value-type="string" office:string-value="insert into matchinfo(match_id, hometeam_id, guestteam_id, category_id, matchround, matchtime) values('11','DL', 'SH','csl',11,'2019-05-26 15:30:00');" calcext:value-type="string">
            <text:p>insert into matchinfo(match_id, hometeam_id, guestteam_id, category_id, matchround, matchtime) values('11','DL', 'SH','csl',11,'2019-05-26 15:30:00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06-01T19:35:00" calcext:value-type="date">
            <text:p>2019-06-01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X</text:p>
          </table:table-cell>
          <table:table-cell/>
          <table:table-cell table:formula="of:=&quot;insert into matchinfo(match_id, hometeam_id, guestteam_id, category_id, matchround, matchtime) values('&quot;&amp;[.A13]&amp;&quot;','&quot;&amp;[.C13]&amp;&quot;', '&quot;&amp;[.D13]&amp;&quot;','csl',&quot;&amp;[.A13]&amp;&quot;,'&quot;&amp;TEXT([.B13]; &quot;yyyy-mm-dd hh:mm:ss&quot;)&amp;&quot;');&quot;" office:value-type="string" office:string-value="insert into matchinfo(match_id, hometeam_id, guestteam_id, category_id, matchround, matchtime) values('12','SH', 'CX','csl',12,'2019-06-01 19:35:00');" calcext:value-type="string">
            <text:p>insert into matchinfo(match_id, hometeam_id, guestteam_id, category_id, matchround, matchtime) values('12','SH', 'CX','csl',12,'2019-06-01 19:35:00'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06-14T18:00:00" calcext:value-type="date">
            <text:p>2019-06-14 18:00:00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14]&amp;&quot;','&quot;&amp;[.C14]&amp;&quot;', '&quot;&amp;[.D14]&amp;&quot;','csl',&quot;&amp;[.A14]&amp;&quot;,'&quot;&amp;TEXT([.B14]; &quot;yyyy-mm-dd hh:mm:ss&quot;)&amp;&quot;');&quot;" office:value-type="string" office:string-value="insert into matchinfo(match_id, hometeam_id, guestteam_id, category_id, matchround, matchtime) values('13','GA', 'SH','csl',13,'2019-06-14 18:00:00');" calcext:value-type="string">
            <text:p>insert into matchinfo(match_id, hometeam_id, guestteam_id, category_id, matchround, matchtime) values('13','GA', 'SH','csl',13,'2019-06-14 18:00:00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9-06-21T19:35:00" calcext:value-type="date">
            <text:p>2019-06-21 19:35:00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15]&amp;&quot;','&quot;&amp;[.C15]&amp;&quot;', '&quot;&amp;[.D15]&amp;&quot;','csl',&quot;&amp;[.A15]&amp;&quot;,'&quot;&amp;TEXT([.B15]; &quot;yyyy-mm-dd hh:mm:ss&quot;)&amp;&quot;');&quot;" office:value-type="string" office:string-value="insert into matchinfo(match_id, hometeam_id, guestteam_id, category_id, matchround, matchtime) values('14','JS', 'SH','csl',14,'2019-06-21 19:35:00');" calcext:value-type="string">
            <text:p>insert into matchinfo(match_id, hometeam_id, guestteam_id, category_id, matchround, matchtime) values('14','JS', 'SH','csl',14,'2019-06-21 19:35:00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9-07-01T19:35:00" calcext:value-type="date">
            <text:p>2019-07-01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HD</text:p>
          </table:table-cell>
          <table:table-cell/>
          <table:table-cell table:formula="of:=&quot;insert into matchinfo(match_id, hometeam_id, guestteam_id, category_id, matchround, matchtime) values('&quot;&amp;[.A16]&amp;&quot;','&quot;&amp;[.C16]&amp;&quot;', '&quot;&amp;[.D16]&amp;&quot;','csl',&quot;&amp;[.A16]&amp;&quot;,'&quot;&amp;TEXT([.B16]; &quot;yyyy-mm-dd hh:mm:ss&quot;)&amp;&quot;');&quot;" office:value-type="string" office:string-value="insert into matchinfo(match_id, hometeam_id, guestteam_id, category_id, matchround, matchtime) values('15','SH', 'HD','csl',15,'2019-07-01 19:35:00');" calcext:value-type="string">
            <text:p>insert into matchinfo(match_id, hometeam_id, guestteam_id, category_id, matchround, matchtime) values('15','SH', 'HD','csl',15,'2019-07-01 19:35:00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9-07-06T19:35:00" calcext:value-type="date">
            <text:p>2019-07-06 19:35:0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17]&amp;&quot;','&quot;&amp;[.C17]&amp;&quot;', '&quot;&amp;[.D17]&amp;&quot;','csl',&quot;&amp;[.A17]&amp;&quot;,'&quot;&amp;TEXT([.B17]; &quot;yyyy-mm-dd hh:mm:ss&quot;)&amp;&quot;');&quot;" office:value-type="string" office:string-value="insert into matchinfo(match_id, hometeam_id, guestteam_id, category_id, matchround, matchtime) values('16','SG', 'SH','csl',16,'2019-07-06 19:35:00');" calcext:value-type="string">
            <text:p>insert into matchinfo(match_id, hometeam_id, guestteam_id, category_id, matchround, matchtime) values('16','SG', 'SH','csl',16,'2019-07-06 19:35:00'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9-07-12T19:35:00" calcext:value-type="date">
            <text:p>2019-07-12 19:35:00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18]&amp;&quot;','&quot;&amp;[.C18]&amp;&quot;', '&quot;&amp;[.D18]&amp;&quot;','csl',&quot;&amp;[.A18]&amp;&quot;,'&quot;&amp;TEXT([.B18]; &quot;yyyy-mm-dd hh:mm:ss&quot;)&amp;&quot;');&quot;" office:value-type="string" office:string-value="insert into matchinfo(match_id, hometeam_id, guestteam_id, category_id, matchround, matchtime) values('17','HX', 'SH','csl',17,'2019-07-12 19:35:00');" calcext:value-type="string">
            <text:p>insert into matchinfo(match_id, hometeam_id, guestteam_id, category_id, matchround, matchtime) values('17','HX', 'SH','csl',17,'2019-07-12 19:35:00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9-07-16T19:35:00" calcext:value-type="date">
            <text:p>2019-07-16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JY</text:p>
          </table:table-cell>
          <table:table-cell/>
          <table:table-cell table:formula="of:=&quot;insert into matchinfo(match_id, hometeam_id, guestteam_id, category_id, matchround, matchtime) values('&quot;&amp;[.A19]&amp;&quot;','&quot;&amp;[.C19]&amp;&quot;', '&quot;&amp;[.D19]&amp;&quot;','csl',&quot;&amp;[.A19]&amp;&quot;,'&quot;&amp;TEXT([.B19]; &quot;yyyy-mm-dd hh:mm:ss&quot;)&amp;&quot;');&quot;" office:value-type="string" office:string-value="insert into matchinfo(match_id, hometeam_id, guestteam_id, category_id, matchround, matchtime) values('18','SH', 'JY','csl',18,'2019-07-16 19:35:00');" calcext:value-type="string">
            <text:p>insert into matchinfo(match_id, hometeam_id, guestteam_id, category_id, matchround, matchtime) values('18','SH', 'JY','csl',18,'2019-07-16 19:35:00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9-07-21T17:30:00" calcext:value-type="date">
            <text:p>2019-07-21 17:30:00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20]&amp;&quot;','&quot;&amp;[.C20]&amp;&quot;', '&quot;&amp;[.D20]&amp;&quot;','csl',&quot;&amp;[.A20]&amp;&quot;,'&quot;&amp;TEXT([.B20]; &quot;yyyy-mm-dd hh:mm:ss&quot;)&amp;&quot;');&quot;" office:value-type="string" office:string-value="insert into matchinfo(match_id, hometeam_id, guestteam_id, category_id, matchround, matchtime) values('19','RH', 'SH','csl',19,'2019-07-21 17:30:00');" calcext:value-type="string">
            <text:p>insert into matchinfo(match_id, hometeam_id, guestteam_id, category_id, matchround, matchtime) values('19','RH', 'SH','csl',19,'2019-07-21 17:30:00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9-07-27T19:35:00" calcext:value-type="date">
            <text:p>2019-07-27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L</text:p>
          </table:table-cell>
          <table:table-cell/>
          <table:table-cell table:formula="of:=&quot;insert into matchinfo(match_id, hometeam_id, guestteam_id, category_id, matchround, matchtime) values('&quot;&amp;[.A21]&amp;&quot;','&quot;&amp;[.C21]&amp;&quot;', '&quot;&amp;[.D21]&amp;&quot;','csl',&quot;&amp;[.A21]&amp;&quot;,'&quot;&amp;TEXT([.B21]; &quot;yyyy-mm-dd hh:mm:ss&quot;)&amp;&quot;');&quot;" office:value-type="string" office:string-value="insert into matchinfo(match_id, hometeam_id, guestteam_id, category_id, matchround, matchtime) values('20','SH', 'FL','csl',20,'2019-07-27 19:35:00');" calcext:value-type="string">
            <text:p>insert into matchinfo(match_id, hometeam_id, guestteam_id, category_id, matchround, matchtime) values('20','SH', 'FL','csl',20,'2019-07-27 19:35:00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9-08-02T19:35:00" calcext:value-type="date">
            <text:p>2019-08-02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WH</text:p>
          </table:table-cell>
          <table:table-cell/>
          <table:table-cell table:formula="of:=&quot;insert into matchinfo(match_id, hometeam_id, guestteam_id, category_id, matchround, matchtime) values('&quot;&amp;[.A22]&amp;&quot;','&quot;&amp;[.C22]&amp;&quot;', '&quot;&amp;[.D22]&amp;&quot;','csl',&quot;&amp;[.A22]&amp;&quot;,'&quot;&amp;TEXT([.B22]; &quot;yyyy-mm-dd hh:mm:ss&quot;)&amp;&quot;');&quot;" office:value-type="string" office:string-value="insert into matchinfo(match_id, hometeam_id, guestteam_id, category_id, matchround, matchtime) values('21','SH', 'WH','csl',21,'2019-08-02 19:35:00');" calcext:value-type="string">
            <text:p>insert into matchinfo(match_id, hometeam_id, guestteam_id, category_id, matchround, matchtime) values('21','SH', 'WH','csl',21,'2019-08-02 19:35:00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9-08-07T19:35:00" calcext:value-type="date">
            <text:p>2019-08-07 19:35: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23]&amp;&quot;','&quot;&amp;[.C23]&amp;&quot;', '&quot;&amp;[.D23]&amp;&quot;','csl',&quot;&amp;[.A23]&amp;&quot;,'&quot;&amp;TEXT([.B23]; &quot;yyyy-mm-dd hh:mm:ss&quot;)&amp;&quot;');&quot;" office:value-type="string" office:string-value="insert into matchinfo(match_id, hometeam_id, guestteam_id, category_id, matchround, matchtime) values('22','TH', 'SH','csl',22,'2019-08-07 19:35:00');" calcext:value-type="string">
            <text:p>insert into matchinfo(match_id, hometeam_id, guestteam_id, category_id, matchround, matchtime) values('22','TH', 'SH','csl',22,'2019-08-07 19:35:00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9-08-10T19:35:00" calcext:value-type="date">
            <text:p>2019-08-10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Z</text:p>
          </table:table-cell>
          <table:table-cell/>
          <table:table-cell table:formula="of:=&quot;insert into matchinfo(match_id, hometeam_id, guestteam_id, category_id, matchround, matchtime) values('&quot;&amp;[.A24]&amp;&quot;','&quot;&amp;[.C24]&amp;&quot;', '&quot;&amp;[.D24]&amp;&quot;','csl',&quot;&amp;[.A24]&amp;&quot;,'&quot;&amp;TEXT([.B24]; &quot;yyyy-mm-dd hh:mm:ss&quot;)&amp;&quot;');&quot;" office:value-type="string" office:string-value="insert into matchinfo(match_id, hometeam_id, guestteam_id, category_id, matchround, matchtime) values('23','SH', 'SZ','csl',23,'2019-08-10 19:35:00');" calcext:value-type="string">
            <text:p>insert into matchinfo(match_id, hometeam_id, guestteam_id, category_id, matchround, matchtime) values('23','SH', 'SZ','csl',23,'2019-08-10 19:35:00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9-09-15T17:30:00" calcext:value-type="date">
            <text:p>2019-09-15 17:30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T</text:p>
          </table:table-cell>
          <table:table-cell/>
          <table:table-cell table:formula="of:=&quot;insert into matchinfo(match_id, hometeam_id, guestteam_id, category_id, matchround, matchtime) values('&quot;&amp;[.A25]&amp;&quot;','&quot;&amp;[.C25]&amp;&quot;', '&quot;&amp;[.D25]&amp;&quot;','csl',&quot;&amp;[.A25]&amp;&quot;,'&quot;&amp;TEXT([.B25]; &quot;yyyy-mm-dd hh:mm:ss&quot;)&amp;&quot;');&quot;" office:value-type="string" office:string-value="insert into matchinfo(match_id, hometeam_id, guestteam_id, category_id, matchround, matchtime) values('24','SH', 'TT','csl',24,'2019-09-15 17:30:00');" calcext:value-type="string">
            <text:p>insert into matchinfo(match_id, hometeam_id, guestteam_id, category_id, matchround, matchtime) values('24','SH', 'TT','csl',24,'2019-09-15 17:30:00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9-09-21T19:35:00" calcext:value-type="date">
            <text:p>2019-09-21 19:35:00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26]&amp;&quot;','&quot;&amp;[.C26]&amp;&quot;', '&quot;&amp;[.D26]&amp;&quot;','csl',&quot;&amp;[.A26]&amp;&quot;,'&quot;&amp;TEXT([.B26]; &quot;yyyy-mm-dd hh:mm:ss&quot;)&amp;&quot;');&quot;" office:value-type="string" office:string-value="insert into matchinfo(match_id, hometeam_id, guestteam_id, category_id, matchround, matchtime) values('25','LN', 'SH','csl',25,'2019-09-21 19:35:00');" calcext:value-type="string">
            <text:p>insert into matchinfo(match_id, hometeam_id, guestteam_id, category_id, matchround, matchtime) values('25','LN', 'SH','csl',25,'2019-09-21 19:35:00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9-10-20T19:35:00" calcext:value-type="date">
            <text:p>2019-10-20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L</text:p>
          </table:table-cell>
          <table:table-cell/>
          <table:table-cell table:formula="of:=&quot;insert into matchinfo(match_id, hometeam_id, guestteam_id, category_id, matchround, matchtime) values('&quot;&amp;[.A27]&amp;&quot;','&quot;&amp;[.C27]&amp;&quot;', '&quot;&amp;[.D27]&amp;&quot;','csl',&quot;&amp;[.A27]&amp;&quot;,'&quot;&amp;TEXT([.B27]; &quot;yyyy-mm-dd hh:mm:ss&quot;)&amp;&quot;');&quot;" office:value-type="string" office:string-value="insert into matchinfo(match_id, hometeam_id, guestteam_id, category_id, matchround, matchtime) values('26','SH', 'DL','csl',26,'2019-10-20 19:35:00');" calcext:value-type="string">
            <text:p>insert into matchinfo(match_id, hometeam_id, guestteam_id, category_id, matchround, matchtime) values('26','SH', 'DL','csl',26,'2019-10-20 19:35:00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9-10-25T19:35:00" calcext:value-type="date">
            <text:p>2019-10-25 19:35:0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28]&amp;&quot;','&quot;&amp;[.C28]&amp;&quot;', '&quot;&amp;[.D28]&amp;&quot;','csl',&quot;&amp;[.A28]&amp;&quot;,'&quot;&amp;TEXT([.B28]; &quot;yyyy-mm-dd hh:mm:ss&quot;)&amp;&quot;');&quot;" office:value-type="string" office:string-value="insert into matchinfo(match_id, hometeam_id, guestteam_id, category_id, matchround, matchtime) values('27','CX', 'SH','csl',27,'2019-10-25 19:35:00');" calcext:value-type="string">
            <text:p>insert into matchinfo(match_id, hometeam_id, guestteam_id, category_id, matchround, matchtime) values('27','CX', 'SH','csl',27,'2019-10-25 19:35:00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9-11-22T19:35:00" calcext:value-type="date">
            <text:p>2019-11-22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GA</text:p>
          </table:table-cell>
          <table:table-cell/>
          <table:table-cell table:formula="of:=&quot;insert into matchinfo(match_id, hometeam_id, guestteam_id, category_id, matchround, matchtime) values('&quot;&amp;[.A29]&amp;&quot;','&quot;&amp;[.C29]&amp;&quot;', '&quot;&amp;[.D29]&amp;&quot;','csl',&quot;&amp;[.A29]&amp;&quot;,'&quot;&amp;TEXT([.B29]; &quot;yyyy-mm-dd hh:mm:ss&quot;)&amp;&quot;');&quot;" office:value-type="string" office:string-value="insert into matchinfo(match_id, hometeam_id, guestteam_id, category_id, matchround, matchtime) values('28','SH', 'GA','csl',28,'2019-11-22 19:35:00');" calcext:value-type="string">
            <text:p>insert into matchinfo(match_id, hometeam_id, guestteam_id, category_id, matchround, matchtime) values('28','SH', 'GA','csl',28,'2019-11-22 19:35:00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9-11-27T19:35:00" calcext:value-type="date">
            <text:p>2019-11-27 19:35:0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JS</text:p>
          </table:table-cell>
          <table:table-cell/>
          <table:table-cell table:formula="of:=&quot;insert into matchinfo(match_id, hometeam_id, guestteam_id, category_id, matchround, matchtime) values('&quot;&amp;[.A30]&amp;&quot;','&quot;&amp;[.C30]&amp;&quot;', '&quot;&amp;[.D30]&amp;&quot;','csl',&quot;&amp;[.A30]&amp;&quot;,'&quot;&amp;TEXT([.B30]; &quot;yyyy-mm-dd hh:mm:ss&quot;)&amp;&quot;');&quot;" office:value-type="string" office:string-value="insert into matchinfo(match_id, hometeam_id, guestteam_id, category_id, matchround, matchtime) values('29','SH', 'JS','csl',29,'2019-11-27 19:35:00');" calcext:value-type="string">
            <text:p>insert into matchinfo(match_id, hometeam_id, guestteam_id, category_id, matchround, matchtime) values('29','SH', 'JS','csl',29,'2019-11-27 19:35:00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9-12-01T15:00:00" calcext:value-type="date">
            <text:p>2019-12-01 15:00:00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H</text:p>
          </table:table-cell>
          <table:table-cell/>
          <table:table-cell table:formula="of:=&quot;insert into matchinfo(match_id, hometeam_id, guestteam_id, category_id, matchround, matchtime) values('&quot;&amp;[.A31]&amp;&quot;','&quot;&amp;[.C31]&amp;&quot;', '&quot;&amp;[.D31]&amp;&quot;','csl',&quot;&amp;[.A31]&amp;&quot;,'&quot;&amp;TEXT([.B31]; &quot;yyyy-mm-dd hh:mm:ss&quot;)&amp;&quot;');&quot;" office:value-type="string" office:string-value="insert into matchinfo(match_id, hometeam_id, guestteam_id, category_id, matchround, matchtime) values('30','HD', 'SH','csl',30,'2019-12-01 15:00:00');" calcext:value-type="string">
            <text:p>insert into matchinfo(match_id, hometeam_id, guestteam_id, category_id, matchround, matchtime) values('30','HD', 'SH','csl',30,'2019-12-01 15:00:00');</text:p>
          </table:table-cell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10:46:23.928607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9:41:13.383376976</meta:creation-date>
    <dc:date>2019-02-07T10:59:26.463080709</dc:date>
    <meta:editing-duration>PT4M12S</meta:editing-duration>
    <meta:editing-cycles>2</meta:editing-cycles>
    <meta:generator>LibreOffice/6.0.7.3$Linux_X86_64 LibreOffice_project/00m0$Build-3</meta:generator>
    <meta:document-statistic meta:table-count="2" meta:cell-count="151" meta:object-count="0"/>
  </office:meta>
</office:document-meta>
</file>